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table:number-columns-repeated="3" table:style-name="ce7"/>
          <table:table-cell table:number-columns-repeated="1636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24" table:style-name="ce4">
            <text:p>124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27" table:style-name="ce4">
            <text:p>127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23" table:style-name="ce4">
            <text:p>123</text:p>
          </table:table-cell>
          <table:table-cell office:value-type="float" office:value="9.1796875" table:style-name="ce5">
            <text:p>9.2</text:p>
          </table:table-cell>
          <table:table-cell office:value-type="float" office:value="25" table:style-name="ce5">
            <text:p>25.0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35" table:style-name="ce4">
            <text:p>135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26" table:style-name="ce4">
            <text:p>126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29" table:style-name="ce4">
            <text:p>129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25" table:style-name="ce4">
            <text:p>125</text:p>
          </table:table-cell>
          <table:table-cell office:value-type="float" office:value="9.1796875" table:style-name="ce5">
            <text:p>9.2</text:p>
          </table:table-cell>
          <table:table-cell office:value-type="float" office:value="25" table:style-name="ce5">
            <text:p>25.0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28" table:style-name="ce4">
            <text:p>128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30" table:style-name="ce4">
            <text:p>130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31" table:style-name="ce4">
            <text:p>131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36" table:style-name="ce4">
            <text:p>136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34" table:style-name="ce4">
            <text:p>134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4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73" table:style-name="ce4">
            <text:p>73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2" table:style-name="ce4">
            <text:p>62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81" table:style-name="ce4">
            <text:p>81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53" table:style-name="ce4">
            <text:p>53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54" table:style-name="ce4">
            <text:p>54</text:p>
          </table:table-cell>
          <table:table-cell office:value-type="float" office:value="0.26800000000000002" table:style-name="ce5">
            <text:p>0.3</text:p>
          </table:table-cell>
          <table:table-cell office:value-type="float" office:value="0.1" table:style-name="ce5">
            <text:p>0.1</text:p>
          </table:table-cell>
          <table:table-cell office:value-type="float" office:value="1.20000124E-4" table:style-name="ce4">
            <text:p>0.00012</text:p>
          </table:table-cell>
          <table:table-cell office:value-type="float" office:value="3.7195" table:style-name="ce5">
            <text:p>3.7</text:p>
          </table:table-cell>
          <table:table-cell office:value-type="float" office:value="3.7195" table:style-name="ce5">
            <text:p>3.7</text:p>
          </table:table-cell>
          <table:table-cell office:value-type="float" office:value="3.7195" table:style-name="ce5">
            <text:p>3.7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2" table:style-name="ce4">
            <text:p>2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42" table:style-name="ce4">
            <text:p>42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28" table:style-name="ce4">
            <text:p>28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42" table:style-name="ce4">
            <text:p>142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2.4296295999999998E-2" table:style-name="ce4">
            <text:p>0.024296296</text:p>
          </table:table-cell>
          <table:table-cell office:value-type="float" office:value="-1.1851850000000001E-3" table:style-name="ce4">
            <text:p>-0.0011851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6.0740741000000001E-2" table:style-name="ce4">
            <text:p>0.060740741</text:p>
          </table:table-cell>
          <table:table-cell office:value-type="float" office:value="-2.9629629999999999E-3" table:style-name="ce4">
            <text:p>-0.0029629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2.4296295999999998E-2" table:style-name="ce4">
            <text:p>0.024296296</text:p>
          </table:table-cell>
          <table:table-cell office:value-type="float" office:value="-1.1851850000000001E-3" table:style-name="ce4">
            <text:p>-0.0011851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3.7962963000000002E-2" table:style-name="ce4">
            <text:p>0.037962963</text:p>
          </table:table-cell>
          <table:table-cell office:value-type="float" office:value="-1.851852E-3" table:style-name="ce4">
            <text:p>-0.0018518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6.0740741000000001E-2" table:style-name="ce4">
            <text:p>0.060740741</text:p>
          </table:table-cell>
          <table:table-cell office:value-type="float" office:value="-2.9629629999999999E-3" table:style-name="ce4">
            <text:p>-0.0029629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3.7962963000000002E-2" table:style-name="ce4">
            <text:p>0.037962963</text:p>
          </table:table-cell>
          <table:table-cell office:value-type="float" office:value="-1.851852E-3" table:style-name="ce4">
            <text:p>-0.0018518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9.5666666999999997E-2" table:style-name="ce4">
            <text:p>0.095666667</text:p>
          </table:table-cell>
          <table:table-cell office:value-type="float" office:value="-4.6666670000000002E-3" table:style-name="ce4">
            <text:p>-0.004666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-16" table:style-name="ce4">
            <text:p>-16</text:p>
          </table:table-cell>
          <table:table-cell office:value-type="float" office:value="1.042" table:style-name="ce10">
            <text:p>1.042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-16" table:style-name="ce4">
            <text:p>-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1"/>
          <table:table-cell table:number-columns-repeated="16360"/>
        </table:table-row>
        <table:table-row table:number-rows-repeated="1048559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2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3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3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A1:Buses.A26" table:display-filter-buttons="true"/>
        <table:database-range table:target-range-address="Lines.A1:Lines.B25" table:display-filter-buttons="true"/>
        <table:database-range table:target-range-address="Loads.A1:Loads.A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30T09:33:38Z</dc:date>
    <meta:print-date>2020-09-16T16:09:50Z</meta:print-date>
  </office:meta>
</office:document-meta>
</file>